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[root@node1 ~]#<text:span text:style-name="Strong_20_Emphasis"><text:span text:style-name="T1"> wget </text:span></text:span><text:a xlink:type="simple" xlink:href="http://download.sonatype.com/nexus/3/latest-unix.tar.gz" text:style-name="Internet_20_link" text:visited-style-name="Visited_20_Internet_20_Link"><text:span text:style-name="Strong_20_Emphasis">http://download.sonatype.com/nexus/3/latest-unix.tar.gz</text:span></text:a></text:p>
      <text:p text:style-name="Text_20_body">[root@node1 ~]# <text:span text:style-name="Strong_20_Emphasis"><text:span text:style-name="T1">tar xvf latest-unix.tar.gz -C /opt</text:span></text:span></text:p>
      <text:p text:style-name="Text_20_body">[root@node1 ~]# <text:span text:style-name="Strong_20_Emphasis"><text:span text:style-name="T1">cd /opt/nexus-3.7.1-02/</text:span></text:span></text:p>
      <text:p text:style-name="Text_20_body">[root@node1 nexus-3.7.1-02]# <text:span text:style-name="Strong_20_Emphasis"><text:span text:style-name="T1">ls</text:span></text:span><text:line-break/>bin deploy etc lib LICENSE.txt NOTICE.txt public system</text:p>
      <text:p text:style-name="Text_20_body">[root@node1 nexus-3.7.1-02]#<text:span text:style-name="Strong_20_Emphasis"><text:span text:style-name="T1"> ./bin/nexus start</text:span></text:span><text:line-break/>WARNING: ************************************************************<text:line-break/>WARNING: Detected execution as “root” user. This is NOT recommended!<text:line-break/>WARNING: ************************************************************<text:line-break/>Starting nexus</text:p>
      <text:p text:style-name="Text_20_body">[root@node1 nexus-3.7.1-02]#<text:span text:style-name="Strong_20_Emphasis"><text:span text:style-name="T1"> netstat -tln</text:span></text:span><text:line-break/>Active Internet connections (only servers)<text:line-break/>Proto Recv-Q Send-Q Local Address Foreign Address State<text:line-break/>tcp 0 0 0.0.0.0:<text:span text:style-name="Strong_20_Emphasis"><text:span text:style-name="T1">8081</text:span></text:span> 0.0.0.0:* LISTEN</text:p>
      <text:p text:style-name="Text_20_body">[root@node1 nexus-3.7.1-02]#<text:span text:style-name="Strong_20_Emphasis"><text:span text:style-name="T1"> ln -s /opt/nexus-3.7.1-02/bin/nexus /etc/init.d/nexus</text:span></text:span></text:p>
      <text:p text:style-name="Text_20_body">[root@node1 nexus-3.7.1-02]#<text:span text:style-name="Strong_20_Emphasis"><text:span text:style-name="T1"> service nexus status</text:span></text:span><text:line-break/>WARNING: ************************************************************<text:line-break/>WARNING: Detected execution as “root” user. This is NOT recommended!<text:line-break/>WARNING: ************************************************************<text:line-break/>nexus is running.</text:p>
      <text:p text:style-name="Text_20_body"><text:a xlink:type="simple" xlink:href="http://35.184.36.83:8081/" text:style-name="Internet_20_link" text:visited-style-name="Visited_20_Internet_20_Link">http://35.184.36.83:8081/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8:25:20.526043464</meta:creation-date>
    <dc:date>2018-12-14T18:25:35.523888732</dc:date>
    <meta:editing-duration>PT16S</meta:editing-duration>
    <meta:editing-cycles>1</meta:editing-cycles>
    <meta:document-statistic meta:table-count="0" meta:image-count="0" meta:object-count="0" meta:page-count="1" meta:paragraph-count="9" meta:word-count="98" meta:character-count="1083" meta:non-whitespace-character-count="994"/>
    <meta:generator>LibreOffice/5.1.6.2$Linux_X86_64 LibreOffice_project/10m0$Build-2</meta:generator>
  </office:meta>
</office:document-meta>
</file>